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omic Sans MS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style:font-name="Comic Sans MS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style:font-name="Comic Sans MS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Comic Sans MS" fo:font-size="36pt" style:font-size-asian="36pt" style:font-size-complex="36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Comic Sans MS" fo:font-size="36pt" style:font-size-asian="36pt" style:font-size-complex="36pt"/>
    </style:style>
  </office:automatic-styles>
  <office:body>
    <office:text text:use-soft-page-breaks="true">
      <text:p text:style-name="P1">File for Automation</text:p>
      <text:p text:style-name="P2"/>
      <text:p text:style-name="P3"/>
      <text:p text:style-name="P4"/>
      <text:p text:style-name="P5"><text:span text:style-name="T6">Simpplr Rocks 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ulwinder</meta:initial-creator>
    <dc:creator>Kulwinder</dc:creator>
    <meta:creation-date>2018-09-19T05:51:00Z</meta:creation-date>
    <dc:date>2018-09-19T05:51:00Z</dc:date>
    <meta:template xlink:href="Normal.dotm" xlink:type="simple"/>
    <meta:editing-cycles>2</meta:editing-cycles>
    <meta:editing-duration>PT60S</meta:editing-duration>
    <meta:document-statistic meta:page-count="1" meta:paragraph-count="1" meta:word-count="5" meta:character-count="38" meta:row-count="1" meta:non-whitespace-character-count="34"/>
  </office:meta>
</office:document-meta>
</file>